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margin-left="0.5in" fo:margin-right="0in" fo:line-height="200%" fo:text-align="start" style:justify-single-word="false" fo:text-indent="-0.5in" style:auto-text-indent="false">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l Kaufman</text:p>
      <text:p text:style-name="P1">Mr. Niedringhaus</text:p>
      <text:p text:style-name="P1">World History</text:p>
      <text:p text:style-name="P1">16 November 2014</text:p>
      <text:p text:style-name="P2">Section C</text:p>
      <text:p text:style-name="P3">Pappé, Ilan. <text:s/><text:span text:style-name="T1">The Making of the Arab-Israeli Conflict, 1947-51</text:span>. <text:s/>London: I.B. Tauris &amp; Co Ltd, 1992.</text:p>
      <text:p text:style-name="P1"><text:tab/><text:span text:style-name="T1">The Making of the Arab-Israeli Conflict, 1947-51 </text:span><text:span text:style-name="T2">is a book written by Ilan Pappé, published in 1992. <text:s/>The purpose of the book is to present the history of the Arab-Israeli War of 1948 and the ensuing tensions in the region with special emphasis on the changes in historiography due to the declassification of information in both British and Israeli archives. <text:s/>The source provides valuable explication and commentary on the Arab-Israeli War, presents sources from all sides of the conflict, thus avoiding partisan bias on the part of Israel or the Arab nations. <text:s/>However, the source is limited because the author Ilan Pappé is also a political activist in Israeli politics, so his choice of sources and analysis may be biased to support his own political beliefs, including economic and political boycotts against Israel and the formation of a binational state of Palest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ll Kaufman</meta:initial-creator>
    <meta:creation-date>2014-11-16T18:46:51</meta:creation-date>
    <dc:date>2014-11-16T20:38:45</dc:date>
    <dc:creator>Will Kaufman</dc:creator>
    <meta:editing-duration>PT1H51M54S</meta:editing-duration>
    <meta:editing-cycles>84</meta:editing-cycles>
    <meta:generator>OpenOffice/4.1.1$Unix OpenOffice.org_project/411m6$Build-9775</meta:generator>
    <meta:document-statistic meta:table-count="0" meta:image-count="0" meta:object-count="0" meta:page-count="1" meta:paragraph-count="7" meta:word-count="169" meta:character-count="1040"/>
  </office:meta>
</office:document-meta>
</file>